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4*"/>
    </style:style>
    <style:style style:name="Table9.B" style:family="table-column">
      <style:table-column-properties style:rel-column-width="25993*"/>
    </style:style>
    <style:style style:name="Table9.C" style:family="table-column">
      <style:table-column-properties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9" style:family="paragraph" style:parent-style-name="Subtitle">
      <style:paragraph-properties fo:padding="0.074cm" fo:border-left="none" fo:border-right="none" fo:border-top="none" fo:border-bottom="0.99pt solid #000000" style:join-border="false"/>
      <style:text-properties style:font-name="Optima1"/>
    </style:style>
    <style:style style:name="P50" style:family="paragraph" style:parent-style-name="Standard" style:master-page-name="">
      <style:paragraph-properties style:page-number="auto">
        <style:tab-stops/>
      </style:paragraph-properties>
    </style:style>
    <style:style style:name="P51" style:family="paragraph" style:parent-style-name="Contents_20_1">
      <style:paragraph-properties>
        <style:tab-stops>
          <style:tab-stop style:position="0cm"/>
          <style:tab-stop style:position="3cm"/>
        </style:tab-stops>
      </style:paragraph-properties>
    </style:style>
    <style:style style:name="P52" style:family="paragraph" style:parent-style-name="Contents_20_2">
      <style:paragraph-properties>
        <style:tab-stops>
          <style:tab-stop style:position="0cm"/>
        </style:tab-stops>
      </style:paragraph-properties>
    </style:style>
    <style:style style:name="P53" style:family="paragraph" style:parent-style-name="Standard" style:master-page-name="Index">
      <style:paragraph-properties fo:margin-left="0cm" fo:margin-right="0cm" fo:text-indent="0cm" style:auto-text-indent="false" style:page-number="auto"/>
    </style:style>
    <style:style style:name="P54" style:family="paragraph" style:parent-style-name="Standard" style:master-page-name="Index">
      <style:paragraph-properties style:page-number="auto"/>
    </style:style>
    <style:style style:name="P55" style:family="paragraph" style:parent-style-name="Standard" style:list-style-name=""/>
    <style:style style:name="P56" style:family="paragraph" style:parent-style-name="List" style:list-style-name="L11"/>
    <style:style style:name="P57" style:family="paragraph" style:parent-style-name="List" style:list-style-name="L1">
      <style:paragraph-properties fo:margin-left="2.341cm" fo:margin-right="0cm" fo:text-indent="0cm" style:auto-text-indent="false"/>
    </style:style>
    <style:style style:name="P58" style:family="paragraph" style:parent-style-name="List" style:list-style-name="L9">
      <style:paragraph-properties fo:margin-left="2.341cm" fo:margin-right="0cm" fo:text-indent="0cm" style:auto-text-indent="false"/>
    </style:style>
    <style:style style:name="P59" style:family="paragraph" style:parent-style-name="List" style:list-style-name="L11">
      <style:paragraph-properties fo:margin-left="2.341cm" fo:margin-right="0cm" fo:text-indent="0cm" style:auto-text-indent="false"/>
    </style:style>
    <style:style style:name="P6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1" style:family="paragraph" style:parent-style-name="Table_20_Contents" style:list-style-name="L2"/>
    <style:style style:name="P62" style:family="paragraph" style:parent-style-name="Table_20_Contents" style:list-style-name="L2">
      <style:paragraph-properties fo:keep-together="always"/>
    </style:style>
    <style:style style:name="P63" style:family="paragraph" style:parent-style-name="Table_20_Contents" style:list-style-name="L10">
      <style:paragraph-properties fo:keep-together="always"/>
    </style:style>
    <style:style style:name="P64" style:family="paragraph" style:parent-style-name="Table_20_Contents" style:list-style-name="L12">
      <style:paragraph-properties fo:keep-together="always"/>
    </style:style>
    <style:style style:name="P65" style:family="paragraph" style:parent-style-name="Table_20_Contents" style:list-style-name="L3"/>
    <style:style style:name="P66" style:family="paragraph" style:parent-style-name="Table_20_Contents" style:list-style-name="L4"/>
    <style:style style:name="P67" style:family="paragraph" style:parent-style-name="Table_20_Contents" style:list-style-name="L5"/>
    <style:style style:name="P68" style:family="paragraph" style:parent-style-name="Table_20_Contents" style:list-style-name="L6"/>
    <style:style style:name="P69" style:family="paragraph" style:parent-style-name="Table_20_Contents" style:list-style-name="L7"/>
    <style:style style:name="P70" style:family="paragraph" style:parent-style-name="Table_20_Contents" style:list-style-name="L8"/>
    <style:style style:name="P71" style:family="paragraph" style:parent-style-name="Table_20_Contents" style:list-style-name="L10"/>
    <style:style style:name="P72" style:family="paragraph" style:parent-style-name="Table_20_Contents" style:list-style-name="L10">
      <style:paragraph-properties fo:keep-together="always"/>
      <style:text-properties fo:font-size="10pt" style:letter-kerning="false"/>
    </style:style>
    <style:style style:name="P73" style:family="paragraph" style:parent-style-name="Table_20_Contents" style:list-style-name="L10">
      <style:text-properties fo:font-size="10pt" style:letter-kerning="false"/>
    </style:style>
    <style:style style:name="P74" style:family="paragraph" style:parent-style-name="Table_20_Contents" style:list-style-name="L12"/>
    <style:style style:name="P75" style:family="paragraph" style:parent-style-name="Table_20_Contents" style:list-style-name="L10">
      <style:text-properties fo:font-weight="normal" style:font-weight-asian="normal" style:font-weight-complex="normal"/>
    </style:style>
    <style:style style:name="P76" style:family="paragraph" style:parent-style-name="Table_20_Contents" style:list-style-name="L10">
      <style:paragraph-properties fo:margin-left="0.415cm" fo:margin-right="0.011cm" fo:text-indent="0cm" style:auto-text-indent="false"/>
    </style:style>
    <style:style style:name="P77" style:family="paragraph" style:parent-style-name="Table_20_Contents" style:list-style-name="L10">
      <style:paragraph-properties fo:margin-left="0.415cm" fo:margin-right="0.011cm" fo:text-indent="0cm" style:auto-text-indent="false">
        <style:tab-stops/>
      </style:paragraph-properties>
    </style:style>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margin-left="3cm" fo:margin-right="0cm" fo:text-indent="0cm" style:auto-text-indent="false"/>
    </style:style>
    <style:style style:name="P8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T18" style:family="text">
      <style:text-properties style:font-name="Monaco1"/>
    </style:style>
    <style:style style:name="T19"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2" text:anchor-type="paragraph" svg:x="1.6cm" svg:y="0.94cm" svg:width="7.654cm" svg:height="4.196cm" draw:z-index="2"><draw:image xlink:href="../sogo.png" xlink:type="simple" xlink:show="embed" xlink:actuate="onLoad"/></draw:frame></text:p>
      <text:p text:style-name="P4"/>
      <text:p text:style-name="P7"/>
      <text:p text:style-name="P7"/>
      <text:p text:style-name="P7"/>
      <text:p text:style-name="P7"/>
      <text:p text:style-name="P16"/>
      <text:p text:style-name="P48">version 2.0.3</text:p>
      <text:p text:style-name="P49">Installation and Configuration Guide</text:p>
      <text:p text:style-name="P7"/>
      <text:p text:style-name="P54">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Chapter 1<text:tab/>About this Guide <text:s text:c="2"/><text:tab/>3</text:p>
          <text:p text:style-name="P51">Chapter 2<text:tab/>Introduction <text:s text:c="2"/><text:tab/>4</text:p>
          <text:p text:style-name="P52">Architecture <text:s text:c="2"/><text:tab/>5</text:p>
          <text:p text:style-name="P51">Chapter 3<text:tab/>System Requirements <text:s text:c="2"/><text:tab/>6</text:p>
          <text:p text:style-name="P52">Assumptions <text:s text:c="2"/><text:tab/>6</text:p>
          <text:p text:style-name="P52">Minimum Hardware Requirements <text:s text:c="2"/><text:tab/>7</text:p>
          <text:p text:style-name="P52">Operating System Requirements <text:s text:c="2"/><text:tab/>8</text:p>
          <text:p text:style-name="P51">Chapter 4<text:tab/>Installation <text:s text:c="2"/><text:tab/>9</text:p>
          <text:p text:style-name="P52">Software Downloads <text:s text:c="2"/><text:tab/>9</text:p>
          <text:p text:style-name="P52">Software Installation <text:s text:c="2"/><text:tab/>9</text:p>
          <text:p text:style-name="P51">Chapter 5<text:tab/>Configuration <text:s text:c="2"/><text:tab/>10</text:p>
          <text:p text:style-name="P52">GNUstep Environment Overview <text:s text:c="2"/><text:tab/>10</text:p>
          <text:p text:style-name="P52">Preferences Hierarchy <text:s text:c="2"/><text:tab/>11</text:p>
          <text:p text:style-name="P52">General Preferences <text:s text:c="2"/><text:tab/>12</text:p>
          <text:p text:style-name="P52">Authentication using LDAP <text:s text:c="2"/><text:tab/>17</text:p>
          <text:p text:style-name="P52">LDAP Attributes Indexing <text:s text:c="2"/><text:tab/>22</text:p>
          <text:p text:style-name="P52">Authenticating using C.A.S. <text:s text:c="2"/><text:tab/>22</text:p>
          <text:p text:style-name="P52">Authenticating using SAML2 <text:s text:c="2"/><text:tab/>23</text:p>
          <text:p text:style-name="P52">Database Configuration <text:s text:c="2"/><text:tab/>24</text:p>
          <text:p text:style-name="P52">Authentication using SQL <text:s text:c="2"/><text:tab/>25</text:p>
          <text:p text:style-name="P52">SMTP Server Configuration <text:s text:c="2"/><text:tab/>28</text:p>
          <text:p text:style-name="P52">IMAP Server Configuration <text:s text:c="2"/><text:tab/>28</text:p>
          <text:p text:style-name="P52">Web Interface Configuration <text:s text:c="2"/><text:tab/>30</text:p>
          <text:p text:style-name="P52">SOGo Configuration Summary <text:s text:c="2"/><text:tab/>35</text:p>
          <text:p text:style-name="P52">Multi-domains Configuration <text:s text:c="2"/><text:tab/>36</text:p>
          <text:p text:style-name="P52">Apache Configuration <text:s text:c="2"/><text:tab/>39</text:p>
          <text:p text:style-name="P52">Starting Services <text:s text:c="2"/><text:tab/>39</text:p>
          <text:p text:style-name="P52"><text:soft-page-break/>Cronjob — EMail reminders <text:s text:c="2"/><text:tab/>40</text:p>
          <text:p text:style-name="P52">Cronjob — Vacation messages expiration <text:s text:c="2"/><text:tab/>40</text:p>
          <text:p text:style-name="P51">Chapter 6<text:tab/>Managing User Accounts <text:s text:c="2"/><text:tab/>41</text:p>
          <text:p text:style-name="P52">Creating the SOGo Administrative Account <text:s text:c="2"/><text:tab/>41</text:p>
          <text:p text:style-name="P52">Creating a User Account <text:s text:c="2"/><text:tab/>42</text:p>
          <text:p text:style-name="P51">Chapter 7<text:tab/>Funambol <text:s text:c="2"/><text:tab/>43</text:p>
          <text:p text:style-name="P51">Chapter 8<text:tab/>Using SOGo <text:s text:c="2"/><text:tab/>46</text:p>
          <text:p text:style-name="P52">SOGo Web Interface <text:s text:c="2"/><text:tab/>46</text:p>
          <text:p text:style-name="P52">Mozilla Thunderbird and Lightning <text:s text:c="2"/><text:tab/>46</text:p>
          <text:p text:style-name="P52">Apple iCal <text:s text:c="2"/><text:tab/>47</text:p>
          <text:p text:style-name="P52">Apple AddressBook <text:s text:c="2"/><text:tab/>47</text:p>
          <text:p text:style-name="P52">Funambol / Mobile Devices <text:s text:c="2"/><text:tab/>48</text:p>
          <text:p text:style-name="P51">Chapter 9<text:tab/>Upgrading <text:s text:c="2"/><text:tab/>50</text:p>
          <text:p text:style-name="P51">Chapter 10<text:tab/>Additional Information <text:s text:c="2"/><text:tab/>51</text:p>
          <text:p text:style-name="P51">Chapter 11<text:tab/>Commercial Support and Contact Information <text:s text:c="2"/><text:tab/>52</text:p>
        </text:index-body>
      </text:table-of-content>
      <text:p text:style-name="Standard"/>
      <text:h text:style-name="P7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3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0" text:outline-level="2">Architecture</text:h>
      <text:p text:style-name="Standard"><draw:frame draw:style-name="fr3" draw:name="graphics1" text:anchor-type="char" svg:x="3.039cm" svg:y="0.921cm" svg:width="14.651cm" svg:height="8.931cm" draw:z-index="0"><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9" text:outline-level="1">System Requirements</text:h>
      <text:h text:style-name="Heading_20_2" text:outline-level="2">Assumptions</text:h>
      <text:p text:style-name="Standard">SOGo reuses many components in an infrastructure. Thus, it requires the following <text:s/>:</text:p>
      <text:list xml:id="list1649438600" text:style-name="L1">
        <text:list-header>
          <text:p text:style-name="P57">❏<text:tab/>Database server (MySQL, PostgreSQL or Oracle)</text:p>
          <text:p text:style-name="P60">❏<text:tab/>LDAP server (OpenLDAP, Novell eDirectory, Microsoft Active Directory and others) </text:p>
          <text:p text:style-name="P57">❏<text:tab/>SMTP server (Postfix, Sendmail and others)</text:p>
          <text:p text:style-name="P5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074196331" text:style-name="L2">
              <text:list-item>
                <text:p text:style-name="P62"><text:s/>Intel, AMD, or PowerPC CPU 1 GHz</text:p>
              </text:list-item>
            </text:list>
            <text:list xml:id="list102433430" text:style-name="L2">
              <text:list-item>
                <text:p text:style-name="P61"><text:s/>512 MB of RAM (without Funambol, 1 GB RAM otherwise)</text:p>
              </text:list-item>
              <text:list-item>
                <text:p text:style-name="P61"><text:s/>1 GB of disk space</text:p>
              </text:list-item>
            </text:list>
            <text:p text:style-name="Table_20_Contents"/>
            <text:p text:style-name="Table_20_Contents">Production</text:p>
            <text:list xml:id="list948760042" text:style-name="L3">
              <text:list-item>
                <text:p text:style-name="P65"><text:s/>Intel, AMD or PowerPC CPU 3 GHz</text:p>
              </text:list-item>
            </text:list>
            <text:list xml:id="list479412229" text:style-name="L3">
              <text:list-item>
                <text:p text:style-name="P65"><text:s/>2048 MB of RAM</text:p>
              </text:list-item>
            </text:list>
            <text:list xml:id="list1613892386" text:style-name="L3">
              <text:list-item>
                <text:p text:style-name="P65"><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69992173" text:style-name="L4">
              <text:list-item>
                <text:p text:style-name="P66"><text:s/>Intel, AMD, or PowerPC CPU 1.5 GHz</text:p>
              </text:list-item>
            </text:list>
            <text:list xml:id="list176431456" text:style-name="L4">
              <text:list-item>
                <text:p text:style-name="P66"><text:s/>1024x768 monitor resolution</text:p>
              </text:list-item>
            </text:list>
            <text:list xml:id="list1084879091" text:style-name="L4">
              <text:list-item>
                <text:p text:style-name="P66"><text:s/>512 MB of RAM</text:p>
              </text:list-item>
              <text:list-item>
                <text:p text:style-name="P66"><text:s/>128 Kbps or higher network connection</text:p>
              </text:list-item>
            </text:list>
            <text:p text:style-name="Table_20_Contents"/>
            <text:p text:style-name="Table_20_Contents">Microsoft Windows</text:p>
            <text:list xml:id="list1552926176" text:style-name="L5">
              <text:list-item>
                <text:p text:style-name="P67"><text:s/>Microsoft Windows XP SP2 or Vista</text:p>
              </text:list-item>
            </text:list>
            <text:p text:style-name="Table_20_Contents"/>
            <text:p text:style-name="Table_20_Contents">Apple Mac OS X</text:p>
            <text:list xml:id="list340039648" text:style-name="L6">
              <text:list-item>
                <text:p text:style-name="P68"><text:s/>Apple Mac OS X 10.2 or later</text:p>
              </text:list-item>
            </text:list>
            <text:p text:style-name="Table_20_Contents"/>
            <text:p text:style-name="Table_20_Contents">Linux</text:p>
            <text:list xml:id="list1418424523" text:style-name="L7">
              <text:list-item>
                <text:p text:style-name="P69"><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071037968" text:style-name="L8">
              <text:list-item>
                <text:p text:style-name="P70"><text:s/>Palm OS based devices with Synthesis SyncML Client</text:p>
              </text:list-item>
              <text:list-item>
                <text:p text:style-name="P70"><text:s/>Research In Motion (RIM) BlackBerry devices with Funambol client</text:p>
              </text:list-item>
              <text:list-item>
                <text:p text:style-name="P70"><text:s/>Microsoft Windows Mobile PocketPC or SmartPhone with the Funambol client</text:p>
              </text:list-item>
            </text:list>
            <text:p text:style-name="Table_20_Contents"/>
            <text:list xml:id="list1342931879" text:continue-numbering="true" text:style-name="L8">
              <text:list-header>
                <text:p text:style-name="P70">Apple iPhone / iPod / iPad using Apple iOS 3.0 or later</text:p>
              </text:list-header>
            </text:list>
          </table:table-cell>
        </table:table-row>
      </table:table>
      <text:p text:style-name="Standard"/>
      <text:h text:style-name="P80" text:outline-level="2">Operating System Requirements</text:h>
      <text:p text:style-name="Standard">The following 32-bit and 64-bit operating systems are currently supported by SOGo :</text:p>
      <text:list xml:id="list1553244276" text:style-name="L9">
        <text:list-header>
          <text:p text:style-name="P58">❏<text:tab/>Red Hat Enterprise Linux (RHEL) Server 5 and 6</text:p>
          <text:p text:style-name="P58">❏<text:tab/>Community ENTerprise Operating System (CentOS) 5 and 6</text:p>
          <text:p text:style-name="P58">❏<text:tab/>Debian GNU/Linux 5.0 (Lenny) and 6.0 (Squeeze)</text:p>
          <text:p text:style-name="P58">❏<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1"><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6" office:value-type="string">
            <text:p text:style-name="Table_20_Contents">WOPort</text:p>
          </table:table-cell>
          <table:table-cell table:style-name="Table4.C36"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6" office:value-type="string">
            <text:p text:style-name="Table_20_Contents">WOLogFile</text:p>
          </table:table-cell>
          <table:table-cell table:style-name="Table4.C3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6" office:value-type="string">
            <text:p text:style-name="Table_20_Contents">WOPidFile</text:p>
          </table:table-cell>
          <table:table-cell table:style-name="Table4.C3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6" office:value-type="string">
            <text:p text:style-name="Table_20_Contents">WOWatchDogRequestTimeout</text:p>
          </table:table-cell>
          <table:table-cell table:style-name="Table4.C3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36" office:value-type="string">
            <text:p text:style-name="Table_20_Contents">SxVMemLimit</text:p>
          </table:table-cell>
          <table:table-cell table:style-name="Table4.C3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1">S</text:p>
          </table:table-cell>
          <table:table-cell table:style-name="Table4.B36" office:value-type="string">
            <text:p text:style-name="Table_20_Contents">SOGoMemcachedHost</text:p>
          </table:table-cell>
          <table:table-cell table:style-name="Table4.C3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6" office:value-type="string">
            <text:p text:style-name="Table_20_Contents">SOGoCacheCleanupInterval</text:p>
          </table:table-cell>
          <table:table-cell table:style-name="Table4.C3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6" office:value-type="string">
            <text:p text:style-name="Table_20_Contents">SOGoAuthenticationType</text:p>
          </table:table-cell>
          <table:table-cell table:style-name="Table4.C3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6" office:value-type="string">
            <text:p text:style-name="Table_20_Contents">SOGoCASServiceURL</text:p>
          </table:table-cell>
          <table:table-cell table:style-name="Table4.C3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6" office:value-type="string">
            <text:p text:style-name="Table_20_Contents">SOGoAddressBookDAVAccessEnabled</text:p>
          </table:table-cell>
          <table:table-cell table:style-name="Table4.C36"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6" office:value-type="string">
            <text:p text:style-name="Table_20_Contents">SOGoCalendarDAVAccessEnabled</text:p>
          </table:table-cell>
          <table:table-cell table:style-name="Table4.C36"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6" office:value-type="string">
            <text:p text:style-name="Table_20_Contents">SOGoSAML2PrivateKeyLocation</text:p>
          </table:table-cell>
          <table:table-cell table:style-name="Table4.C3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6" office:value-type="string">
            <text:p text:style-name="Table_20_Contents">SOGoSAML2CertiticateLocation</text:p>
          </table:table-cell>
          <table:table-cell table:style-name="Table4.C3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36" office:value-type="string">
            <text:p text:style-name="Table_20_Contents">SOGoSAML2IdpMetadataLocation</text:p>
          </table:table-cell>
          <table:table-cell table:style-name="Table4.C36"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6" office:value-type="string">
            <text:p text:style-name="Table_20_Contents">SOGoSAML2IdpPublicKeyLocation</text:p>
          </table:table-cell>
          <table:table-cell table:style-name="Table4.C3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1">S</text:p>
          </table:table-cell>
          <table:table-cell table:style-name="Table4.B36" office:value-type="string">
            <text:p text:style-name="Table_20_Contents">SOGoSAML2IdpCertificateLocation</text:p>
          </table:table-cell>
          <table:table-cell table:style-name="Table4.C3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36" office:value-type="string">
            <text:p text:style-name="Table_20_Contents">SOGoSAML2LogoutEnabled</text:p>
          </table:table-cell>
          <table:table-cell table:style-name="Table4.C3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6" office:value-type="string">
            <text:p text:style-name="Table_20_Contents">SOGoTimeZone</text:p>
          </table:table-cell>
          <table:table-cell table:style-name="Table4.C3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6" office:value-type="string">
            <text:p text:style-name="Table_20_Contents">SOGoMailDomain</text:p>
          </table:table-cell>
          <table:table-cell table:style-name="Table4.C3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6" office:value-type="string">
            <text:p text:style-name="Table_20_Contents">SOGoAppointmentSendEMailNotifications</text:p>
          </table:table-cell>
          <table:table-cell table:style-name="Table4.C36" office:value-type="string">
            <text:p text:style-name="Table_20_Contents">Parameter used to set whether SOGo sends or not email notifications to meeting participants. Possible values are :</text:p>
            <text:list xml:id="list1391379054" text:style-name="L10">
              <text:list-header>
                <text:p text:style-name="P71">• YES – to send notifications</text:p>
                <text:p text:style-name="P71">• NO – to not send notifications</text:p>
                <text:p text:style-name="P71">Defaults to <text:span text:style-name="T7">NO</text:span> when unset.</text:p>
              </text:list-header>
            </text:list>
          </table:table-cell>
        </table:table-row>
        <table:table-row>
          <table:table-cell table:style-name="Table4.A2" office:value-type="string">
            <text:p text:style-name="P31">D</text:p>
          </table:table-cell>
          <table:table-cell table:style-name="Table4.B36" office:value-type="string">
            <text:p text:style-name="Table_20_Contents">SOGoFoldersSendEMailNotifications</text:p>
          </table:table-cell>
          <table:table-cell table:style-name="Table4.C3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6" office:value-type="string">
            <text:p text:style-name="Table_20_Contents">SOGoACLsSendEMailNotifications</text:p>
          </table:table-cell>
          <table:table-cell table:style-name="Table4.C3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36" office:value-type="string">
            <text:p text:style-name="Table_20_Contents">SOGoCalendarDefaultRoles</text:p>
          </table:table-cell>
          <table:table-cell table:style-name="Table4.C36"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92885637" text:continue-numbering="true" text:style-name="L10">
              <text:list-header>
                <text:p text:style-name="P71">• Public</text:p>
                <text:p text:style-name="P71">• Confidential</text:p>
                <text:p text:style-name="P71">• Private</text:p>
                <text:p text:style-name="P71">And each string must end with one of those <text:soft-page-break/>values:</text:p>
                <text:p text:style-name="P71">• Viewer</text:p>
                <text:p text:style-name="P71">• DAndTViewer</text:p>
                <text:p text:style-name="P71">• Modifier</text:p>
                <text:p text:style-name="P71">• Responder</text:p>
                <text:p text:style-name="P71">The array can also contain one or many of the following strings:</text:p>
                <text:p text:style-name="P63">• Ob<text:span text:style-name="T12">jectCreator</text:span></text:p>
                <text:p text:style-name="P63"><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6" office:value-type="string">
            <text:p text:style-name="Table_20_Contents">SOGoContactsDefaultRoles</text:p>
          </table:table-cell>
          <table:table-cell table:style-name="Table4.C3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191193522" text:continue-numbering="true" text:style-name="L10">
              <text:list-header>
                <text:p text:style-name="P63">• Obje<text:span text:style-name="T12">ctViewer</text:span></text:p>
                <text:p text:style-name="P72">• ObjectEditor</text:p>
                <text:p text:style-name="P72">• ObjectCreator</text:p>
                <text:p text:style-name="P63"><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6" office:value-type="string">
            <text:p text:style-name="Table_20_Contents">SOGoSuperUsernames</text:p>
          </table:table-cell>
          <table:table-cell table:style-name="Table4.C3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6" office:value-type="string">
            <text:p text:style-name="Table_20_Contents">SOGoLanguage</text:p>
          </table:table-cell>
          <table:table-cell table:style-name="Table4.C36" office:value-type="string">
            <text:p text:style-name="Table_20_Contents">Parameter used to set the default language used in the Web interface for SOGo. Possible values are :</text:p>
            <text:list xml:id="list2036892174" text:continue-numbering="true" text:style-name="L10">
              <text:list-header>
                <text:p text:style-name="P63">• Braz<text:span text:style-name="T12">ilianPortuguese</text:span></text:p>
                <text:p text:style-name="P72">• Czech</text:p>
                <text:p text:style-name="P72">• Dutch</text:p>
                <text:p text:style-name="P73">• English</text:p>
                <text:p text:style-name="P73">• French</text:p>
                <text:p text:style-name="P73">• German</text:p>
                <text:p text:style-name="P73">• Hungarian</text:p>
              </text:list-header>
            </text:list>
            <text:list xml:id="list638348276" text:style-name="L10">
              <text:list-header>
                <text:p text:style-name="P72">• Italian</text:p>
                <text:p text:style-name="P72">• Russian</text:p>
                <text:p text:style-name="P72">• Spanish</text:p>
                <text:p text:style-name="P72">• Swedish</text:p>
                <text:p text:style-name="P63"><text:soft-page-break/><text:span text:style-name="T12">• Wel</text:span>sh</text:p>
              </text:list-header>
            </text:list>
          </table:table-cell>
        </table:table-row>
        <table:table-row>
          <table:table-cell table:style-name="Table4.A2" office:value-type="string">
            <text:p text:style-name="P31">D</text:p>
          </table:table-cell>
          <table:table-cell table:style-name="Table4.B36" office:value-type="string">
            <text:p text:style-name="Table_20_Contents">SOGoNotifyOnPersonalModifications</text:p>
          </table:table-cell>
          <table:table-cell table:style-name="Table4.C36" office:value-type="string">
            <text:p text:style-name="Table_20_Contents">Parameter used to set whether SOGo sends or not email receipts when someone changes his/her own calendar. Possible values are :</text:p>
            <text:list xml:id="list1499876845" text:continue-list="list2036892174" text:style-name="L10">
              <text:list-header>
                <text:p text:style-name="P71">• YES – to send notifications</text:p>
                <text:p text:style-name="P7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NotifyOnExternalModifications</text:p>
          </table:table-cell>
          <table:table-cell table:style-name="Table4.C36" office:value-type="string">
            <text:p text:style-name="Table_20_Contents">Parameter used to set whether SOGo sends or not email receipts when a modification is being done to his/her own calendar by someone else. Possible values are :</text:p>
            <text:list xml:id="list1757010683" text:continue-numbering="true" text:style-name="L10">
              <text:list-header>
                <text:p text:style-name="P71">• YES – to send notifications</text:p>
                <text:p text:style-name="P7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LDAPContactInfoAttribute</text:p>
          </table:table-cell>
          <table:table-cell table:style-name="Table4.C3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6" office:value-type="string">
            <text:p text:style-name="Table_20_Contents">SOGoiPhoneForceAllDayTransparency</text:p>
          </table:table-cell>
          <table:table-cell table:style-name="Table4.C36"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EnablePublicAccess</text:p>
          </table:table-cell>
          <table:table-cell table:style-name="Table4.C36" office:value-type="string">
            <text:p text:style-name="P35">Parameter used to allow or not your users to share publicly (ie., requiring not authentication) their calendars and address books.</text:p>
            <text:p text:style-name="P35">Possible values are :</text:p>
            <text:list xml:id="list520844538" text:continue-numbering="true" text:style-name="L10">
              <text:list-header>
                <text:p text:style-name="P71">• YES – to allow them</text:p>
                <text:p text:style-name="P71">•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PasswordChangeEnabled</text:p>
          </table:table-cell>
          <table:table-cell table:style-name="Table4.C36" office:value-type="string">
            <text:p text:style-name="P35">Parameter used to allow or not users to change their passwords from SOGo.</text:p>
            <text:p text:style-name="P35">Possible values are :</text:p>
            <text:list xml:id="list1180730248" text:continue-numbering="true" text:style-name="L10">
              <text:list-header>
                <text:p text:style-name="P71">• YES – to allow them</text:p>
                <text:p text:style-name="P71">•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SupportedLanguages</text:p>
          </table:table-cell>
          <table:table-cell table:style-name="Table4.C36"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text:soft-page-break/>"BrazilianPortuguese", "Polish", "Russian", Ukrainian", "Swedish" )</text:p>
          </table:table-cell>
        </table:table-row>
        <table:table-row>
          <table:table-cell table:style-name="Table4.A2" office:value-type="string">
            <text:p text:style-name="P31">D</text:p>
          </table:table-cell>
          <table:table-cell table:style-name="Table4.B36" office:value-type="string">
            <text:p text:style-name="Table_20_Contents">SOGoHideSystemEMail</text:p>
          </table:table-cell>
          <table:table-cell table:style-name="Table4.C36"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1"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3" office:value-type="string">
            <text:p text:style-name="P37">id</text:p>
          </table:table-cell>
          <table:table-cell table:style-name="Table5.C3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3" office:value-type="string">
            <text:p text:style-name="P37">CNFieldName</text:p>
          </table:table-cell>
          <table:table-cell table:style-name="Table5.C33" office:value-type="string">
            <text:p text:style-name="P44">the field that returns the complete name</text:p>
          </table:table-cell>
        </table:table-row>
        <table:table-row>
          <table:table-cell table:style-name="Table5.A2" office:value-type="string">
            <text:p text:style-name="P31"/>
          </table:table-cell>
          <table:table-cell table:style-name="Table5.B33" office:value-type="string">
            <text:p text:style-name="P37">IDFieldName</text:p>
          </table:table-cell>
          <table:table-cell table:style-name="Table5.C3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3" office:value-type="string">
            <text:p text:style-name="P37">UIDFieldName</text:p>
          </table:table-cell>
          <table:table-cell table:style-name="Table5.C33" office:value-type="string">
            <text:p text:style-name="P45">the field that returns the login name</text:p>
          </table:table-cell>
        </table:table-row>
        <table:table-row>
          <table:table-cell table:style-name="Table5.A2" office:value-type="string">
            <text:p text:style-name="P31"/>
          </table:table-cell>
          <table:table-cell table:style-name="Table5.B33" office:value-type="string">
            <text:p text:style-name="P37">MailFieldNames</text:p>
          </table:table-cell>
          <table:table-cell table:style-name="Table5.C3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3" office:value-type="string">
            <text:p text:style-name="P37">SearchFieldNames</text:p>
          </table:table-cell>
          <table:table-cell table:style-name="Table5.C33"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3" office:value-type="string">
            <text:p text:style-name="P37">IMAPHostFieldName (optional)</text:p>
          </table:table-cell>
          <table:table-cell table:style-name="Table5.C3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3" office:value-type="string">
            <text:p text:style-name="P37">IMAPLoginFieldName (optional)</text:p>
          </table:table-cell>
          <table:table-cell table:style-name="Table5.C3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3" office:value-type="string">
            <text:p text:style-name="P37">SieveHostFieldName (optional)</text:p>
          </table:table-cell>
          <table:table-cell table:style-name="Table5.C33"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3" office:value-type="string">
            <text:p text:style-name="P37">baseDN</text:p>
          </table:table-cell>
          <table:table-cell table:style-name="Table5.C33" office:value-type="string">
            <text:p text:style-name="P45">the base DN of your user entries</text:p>
          </table:table-cell>
        </table:table-row>
        <table:table-row>
          <table:table-cell table:style-name="Table5.A2" office:value-type="string">
            <text:p text:style-name="P31"/>
          </table:table-cell>
          <table:table-cell table:style-name="Table5.B33" office:value-type="string">
            <text:p text:style-name="P37">KindFieldName (optional)</text:p>
          </table:table-cell>
          <table:table-cell table:style-name="Table5.C3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3" office:value-type="string">
            <text:p text:style-name="P37">MultipleBookingsFieldName (optional)</text:p>
          </table:table-cell>
          <table:table-cell table:style-name="Table5.C3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3" office:value-type="string">
            <text:p text:style-name="P37">filter (optional)</text:p>
          </table:table-cell>
          <table:table-cell table:style-name="Table5.C33" office:value-type="string">
            <text:p text:style-name="P45">the LDAP filter</text:p>
          </table:table-cell>
        </table:table-row>
        <table:table-row>
          <table:table-cell table:style-name="Table5.A2" office:value-type="string">
            <text:p text:style-name="P31"/>
          </table:table-cell>
          <table:table-cell table:style-name="Table5.B33" office:value-type="string">
            <text:p text:style-name="P37">scope (optional)</text:p>
          </table:table-cell>
          <table:table-cell table:style-name="Table5.C33" office:value-type="string">
            <text:p text:style-name="P45">either BASE, ONE or SUB</text:p>
          </table:table-cell>
        </table:table-row>
        <table:table-row>
          <table:table-cell table:style-name="Table5.A2" office:value-type="string">
            <text:p text:style-name="P31"/>
          </table:table-cell>
          <table:table-cell table:style-name="Table5.B33" office:value-type="string">
            <text:p text:style-name="P37">bindDN</text:p>
          </table:table-cell>
          <table:table-cell table:style-name="Table5.C3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3" office:value-type="string">
            <text:p text:style-name="P37">bindPassword</text:p>
          </table:table-cell>
          <table:table-cell table:style-name="Table5.C33" office:value-type="string">
            <text:p text:style-name="P45">its password</text:p>
          </table:table-cell>
        </table:table-row>
        <table:table-row>
          <table:table-cell table:style-name="Table5.A2" office:value-type="string">
            <text:p text:style-name="P31"/>
          </table:table-cell>
          <table:table-cell table:style-name="Table5.B33" office:value-type="string">
            <text:p text:style-name="P37">bindAsCurrentUser</text:p>
          </table:table-cell>
          <table:table-cell table:style-name="Table5.C3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3" office:value-type="string">
            <text:p text:style-name="P37">bindFields (optional)</text:p>
          </table:table-cell>
          <table:table-cell table:style-name="Table5.C3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3" office:value-type="string">
            <text:p text:style-name="P37">hostname</text:p>
          </table:table-cell>
          <table:table-cell table:style-name="Table5.C33" office:value-type="string">
            <text:p text:style-name="P45">a space-delimited list of LDAP URLs or LDAP hostnames.<text:line-break/>LDAP URLs are specified in RFC 4516 and have the following general format:</text:p>
            <text:p text:style-name="P47">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1"/>
          </table:table-cell>
          <table:table-cell table:style-name="Table5.B33" office:value-type="string">
            <text:p text:style-name="P37">port(deprecated)</text:p>
          </table:table-cell>
          <table:table-cell table:style-name="Table5.C3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31"/>
          </table:table-cell>
          <table:table-cell table:style-name="Table5.B33" office:value-type="string">
            <text:p text:style-name="P37">encryption (deprecated)</text:p>
          </table:table-cell>
          <table:table-cell table:style-name="Table5.C33" office:value-type="string">
            <text:p text:style-name="P45">either SSL or STARTTLS</text:p>
            <text:p text:style-name="P45">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1"/>
          </table:table-cell>
          <table:table-cell table:style-name="Table5.B33" office:value-type="string">
            <text:p text:style-name="P37">userPasswordAlgorithm</text:p>
          </table:table-cell>
          <table:table-cell table:style-name="Table5.C3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ext:span><text:span text:style-name="T13">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3" office:value-type="string">
            <text:p text:style-name="P37">canAuthenticate</text:p>
          </table:table-cell>
          <table:table-cell table:style-name="Table5.C3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3" office:value-type="string">
            <text:p text:style-name="P37">passwordPolicy</text:p>
          </table:table-cell>
          <table:table-cell table:style-name="Table5.C3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3" office:value-type="string">
            <text:p text:style-name="P37">isAddressBook</text:p>
          </table:table-cell>
          <table:table-cell table:style-name="Table5.C3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3" office:value-type="string">
            <text:p text:style-name="P37">displayName (optional)</text:p>
          </table:table-cell>
          <table:table-cell table:style-name="Table5.C3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3" office:value-type="string">
            <text:p text:style-name="P37">ModulesConstraints (optional)</text:p>
          </table:table-cell>
          <table:table-cell table:style-name="Table5.C3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3" office:value-type="string">
            <text:p text:style-name="P37">mapping</text:p>
          </table:table-cell>
          <table:table-cell table:style-name="Table5.C3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3" office:value-type="string">
            <text:p text:style-name="P37">objectClasses</text:p>
          </table:table-cell>
          <table:table-cell table:style-name="Table5.C3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3" office:value-type="string">
            <text:p text:style-name="P37">modifiers</text:p>
          </table:table-cell>
          <table:table-cell table:style-name="Table5.C3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3" office:value-type="string">
            <text:p text:style-name="P37">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text:soft-page-break/></text:p>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84373649" text:style-name="L11">
        <text:list-header>
          <text:p text:style-name="P59">❏<text:tab/>givenName</text:p>
          <text:p text:style-name="P59">❏<text:tab/>cn</text:p>
          <text:p text:style-name="P59">❏<text:tab/>mail</text:p>
          <text:p text:style-name="P59">❏<text:tab/>sn</text:p>
          <text:p text:style-name="P5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26821463" text:continue-list="list1180730248" text:style-name="L10">
              <text:list-header>
                <text:p text:style-name="P76">• <text:span text:style-name="T8">c_uid</text:span> : will be used for authentication – it's a username or username@domain.tld</text:p>
                <text:p text:style-name="P76">• <text:span text:style-name="T8">c_name</text:span> : will be used to uniquely identify entries – which can be identical to c_uid </text:p>
                <text:p text:style-name="P76">• <text:span text:style-name="T8">c_password</text:span> : password of the user, plain text, crypt, md5 or sha encoded </text:p>
                <text:p text:style-name="P76">• <text:span text:style-name="T8">c_cn</text:span> : the user's common name</text:p>
                <text:p text:style-name="P76">• <text:span text:style-name="T8">mail</text:span> : the user's email address</text:p>
                <text:p text:style-name="P7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PasswordScheme </text:p>
          </table:table-cell>
          <table:table-cell table:style-name="Table8.C7" office:value-type="string">
            <text:p text:style-name="P4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8"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8"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184833642" text:style-name="L12">
              <text:list-header>
                <text:p text:style-name="P74"><text:span text:style-name="Code_20__28_inline_29_">• sendmail</text:span> – to use the sendmail binary</text:p>
                <text:p text:style-name="P74"><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1">• YES</text:p>
                <text:p text:style-name="P71">• NO</text:p>
                <text:p text:style-name="P71">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3">•<text:span text:style-name="Code_20__28_inline_29_"> imaps:</text:span><text:span text:style-name="Code_20__28_inline_29_"><text:span text:style-name="T16">//localhost:993</text:span></text:span></text:p>
                <text:p text:style-name="P63"><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674476071" text:continue-numbering="true" text:style-name="L10">
              <text:list-header>
                <text:p text:style-name="P63">•<text:span text:style-name="Code_20__28_inline_29_"> sie</text:span><text:span text:style-name="Code_20__28_inline_29_"><text:span text:style-name="T16">ve://localhost</text:span></text:span></text:p>
                <text:p text:style-name="P63"><text:span text:style-name="T12">•</text:span><text:span text:style-name="Code_20__28_inline_29_"> </text:span><text:span text:style-name="Code_20__28_inline_29_"><text:span text:style-name="T16">sieve://localhost:2000</text:span></text:span></text:p>
                <text:p text:style-name="P63"><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636056616" text:continue-numbering="true" text:style-name="L10">
              <text:list-header>
                <text:p text:style-name="P71">• YES</text:p>
                <text:p text:style-name="P71">• NO</text:p>
                <text:p text:style-name="P7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519875600" text:continue-list="list1074196331" text:style-name="L12">
              <text:list-header>
                <text:p text:style-name="P74">Parameter used to specify which RFC the IMAP server implements with respect to ACLs. Possible values are :</text:p>
              </text:list-header>
            </text:list>
            <text:list xml:id="list2075658458" text:continue-list="list636056616" text:style-name="L10">
              <text:list-header>
                <text:p text:style-name="P63">•<text:span text:style-name="Code_20__28_inline_29_"> </text:span><text:span text:style-name="Code_20__28_inline_29_"><text:span text:style-name="T16">rfc2086</text:span></text:span></text:p>
                <text:p text:style-name="P63"><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ext:soft-page-break/>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209783345" text:continue-list="list1025629256" text:style-name="L10">
              <text:list-header>
                <text:p text:style-name="P71">• YES</text:p>
                <text:p text:style-name="P71">• NO</text:p>
                <text:p text:style-name="P71">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150456295" text:continue-numbering="true" text:style-name="L10">
              <text:list-header>
                <text:p text:style-name="P71">• YES</text:p>
                <text:p text:style-name="P71">• NO</text:p>
                <text:p text:style-name="P71">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620622800" text:continue-numbering="true" text:style-name="L10">
              <text:list-header>
                <text:p text:style-name="P63">•<text:span text:style-name="Code_20__28_inline_29_"> Cal</text:span><text:span text:style-name="Code_20__28_inline_29_"><text:span text:style-name="T16">endar</text:span></text:span></text:p>
                <text:p text:style-name="P63"><text:span text:style-name="T16">•</text:span><text:span text:style-name="Code_20__28_inline_29_"><text:span text:style-name="T16"> Mail</text:span></text:span></text:p>
                <text:p text:style-name="P63"><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text:span><text:span text:style-name="T11">URL of the site favion.<text:line-break/></text:span><text:span text:style-name="T11">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762229953" text:continue-list="list519875600" text:style-name="L12">
              <text:list-header>
                <text:p text:style-name="P74">•<text:span text:style-name="Code_20__28_inline_29_"> 1</text:span></text:p>
                <text:p text:style-name="P74">•<text:span text:style-name="Code_20__28_inline_29_"> 2</text:span></text:p>
                <text:p text:style-name="P74">•<text:span text:style-name="Code_20__28_inline_29_"> 5</text:span></text:p>
                <text:p text:style-name="P74">•<text:span text:style-name="Code_20__28_inline_29_"> 10</text:span></text:p>
                <text:p text:style-name="P74">•<text:span text:style-name="Code_20__28_inline_29_"> 20</text:span></text:p>
                <text:p text:style-name="P74">•<text:span text:style-name="Code_20__28_inline_29_"> 30</text:span></text:p>
                <text:p text:style-name="P74">•<text:span text:style-name="Code_20__28_inline_29_"> 60</text:span></text:p>
                <text:p text:style-name="P74">Defaults to the list above when unset.</text:p>
              </text:list-header>
            </text:list>
          </table:table-cell>
        </table:table-row>
        <text:soft-page-break/>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94285901" text:continue-numbering="true" text:style-name="L12">
              <text:list-header>
                <text:p text:style-name="P74">•<text:span text:style-name="Code_20__28_inline_29_"> manually</text:span></text:p>
                <text:p text:style-name="P74">•<text:span text:style-name="Code_20__28_inline_29_"> every_minute</text:span></text:p>
                <text:p text:style-name="P74">•<text:span text:style-name="Code_20__28_inline_29_"> every_2_minutes</text:span></text:p>
                <text:p text:style-name="P74">•<text:span text:style-name="Code_20__28_inline_29_"> every_5_minutes</text:span></text:p>
                <text:p text:style-name="P74">•<text:span text:style-name="Code_20__28_inline_29_"> every_10_minutes</text:span></text:p>
                <text:p text:style-name="P74">•<text:span text:style-name="Code_20__28_inline_29_"> every_20_minutes</text:span></text:p>
                <text:p text:style-name="P74">•<text:span text:style-name="Code_20__28_inline_29_"> every_30_minutes</text:span></text:p>
                <text:p text:style-name="P7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1677919921" text:continue-numbering="true" text:style-name="L12">
              <text:list-header>
                <text:p text:style-name="P64">•<text:span text:style-name="Code_20__28_inline_29_"> s</text:span><text:span text:style-name="Code_20__28_inline_29_"><text:span text:style-name="T16">elected</text:span></text:span></text:p>
                <text:p text:style-name="P64"><text:span text:style-name="T16">•</text:span><text:span text:style-name="Code_20__28_inline_29_"><text:span text:style-name="T16"> personal</text:span></text:span></text:p>
                <text:p text:style-name="P64"><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534785097" text:continue-numbering="true" text:style-name="L12">
              <text:list-header>
                <text:p text:style-name="P64">•<text:span text:style-name="Code_20__28_inline_29_"> Jan</text:span><text:span text:style-name="Code_20__28_inline_29_"><text:span text:style-name="T16">uary1</text:span></text:span></text:p>
                <text:p text:style-name="P64"><text:span text:style-name="T16">•</text:span><text:span text:style-name="Code_20__28_inline_29_"><text:span text:style-name="T16"> First4DayWeek</text:span></text:span></text:p>
                <text:p text:style-name="P64"><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text:span><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ext:soft-page-break/>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403987838" text:continue-numbering="true" text:style-name="L12">
              <text:list-header>
                <text:p text:style-name="P64">•<text:span text:style-name="Code_20__28_inline_29_"> inl</text:span><text:span text:style-name="Code_20__28_inline_29_"><text:span text:style-name="T16">ine</text:span></text:span></text:p>
                <text:p text:style-name="P64"><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763205284" text:continue-numbering="true" text:style-name="L12">
              <text:list-header>
                <text:p text:style-name="P64">•<text:span text:style-name="Code_20__28_inline_29_"> a</text:span><text:span text:style-name="Code_20__28_inline_29_"><text:span text:style-name="T16">bove</text:span></text:span></text:p>
                <text:p text:style-name="P64"><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ext:soft-page-break/>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761309911" text:continue-numbering="true" text:style-name="L12">
              <text:list-header>
                <text:p text:style-name="P64">•<text:span text:style-name="Code_20__28_inline_29_"> abov</text:span><text:span text:style-name="Code_20__28_inline_29_"><text:span text:style-name="T16">e</text:span></text:span></text:p>
                <text:p text:style-name="P64"><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118030605" text:continue-numbering="true" text:style-name="L12">
              <text:list-header>
                <text:p text:style-name="P64">•<text:span text:style-name="Code_20__28_inline_29_"> te</text:span><text:span text:style-name="Code_20__28_inline_29_"><text:span text:style-name="T16">xt</text:span></text:span></text:p>
                <text:p text:style-name="P64"><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soft-page-break/>SOGo Configuration Summary</text:h>
      <text:p text:style-name="P50">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com and coyote.com)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0"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5" text:outline-level="1"/>
      <text:h text:style-name="P7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55</meta:editing-cycles>
    <meta:editing-duration>P11DT9H57M29S</meta:editing-duration>
    <dc:date>2013-01-18T11:27:48</dc:date>
    <dc:creator>Ludovic Marcotte</dc:creator>
    <meta:document-statistic meta:table-count="13" meta:image-count="4" meta:object-count="0" meta:page-count="53" meta:paragraph-count="1188" meta:word-count="10775" meta:character-count="71338" meta:non-whitespace-character-count="61198"/>
    <meta:user-defined meta:name="Info 1"/>
    <meta:user-defined meta:name="Info 2"/>
    <meta:user-defined meta:name="Info 3"/>
    <meta:user-defined meta:name="Info 4"/>
  </office:meta>
</office:document-meta>
</file>